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ce5" style:family="table-cell" style:parent-style-name="Default" style:data-style-name="N100"/>
    <style:style style:name="ce6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dawson_deeds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6"/>
        <table:table-column table:style-name="co5" table:default-cell-style-name="ce5"/>
        <table:table-column table:style-name="co1" table:number-columns-repeated="2" table:default-cell-style-name="ce5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Sun Jan <text:s/>1 18:58:27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..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string" calcext:value-type="string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MOORE, CHRISTOPHER JAMES; BERRY, HEATHER ANN</text:p>
          </table:table-cell>
          <table:table-cell office:value-type="string" calcext:value-type="string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ONARD, BAILEY H; LEONARD, SANDRA A</text:p>
          </table:table-cell>
          <table:table-cell office:value-type="string" calcext:value-type="string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string" calcext:value-type="string">
            <text:p>68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parking" table:style-name="ta1">
        <table:table-column table:style-name="co1" table:default-cell-style-name="ce5"/>
        <table:table-column table:style-name="co6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04" calcext:value-type="float">
            <text:p>104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lockbox" table:style-name="ta1">
        <table:table-column table:style-name="co1" table:default-cell-style-name="ce5"/>
        <table:table-column table:style-name="co1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stg_bin" table:style-name="ta1">
        <table:table-column table:style-name="co1" table:default-cell-style-name="ce5"/>
        <table:table-column table:style-name="co1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Sheet10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Parking</text:p>
          </table:table-cell>
          <table:table-cell/>
        </table:table-row>
        <table:table-row table:style-name="ro1">
          <table:table-cell office:value-type="string" calcext:value-type="string">
            <text:p>Locker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7,96</text:p>
          </table:table-cell>
          <table:table-cell/>
        </table:table-row>
        <table:table-row table:style-name="ro1">
          <table:table-cell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,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1,3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0,7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,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3,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9,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3,4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1,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7,48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9,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,12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3,75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7,5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,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,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5,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3,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7,28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4,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1102" calcext:value-type="float">
            <text:p>7110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,92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3,54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2,23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2,2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8,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,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4,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7,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5,66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4,15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2,7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,2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6,</text:p>
          </table:table-cell>
          <table:table-cell office:value-type="float" office:value="104" calcext:value-type="float">
            <text:p>104</text:p>
          </table:table-cell>
        </table:table-row>
      </table:table>
      <table:named-expressions/>
      <table:database-ranges>
        <table:database-range table:name="__Anonymous_Sheet_DB__0" table:target-range-address="dawson_deeds.A5:dawson_deeds.H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01-08T14:52:08.887069201</dc:date>
    <meta:editing-duration>PT4H5M11S</meta:editing-duration>
    <meta:editing-cycles>35</meta:editing-cycles>
    <meta:generator>LibreOffice/7.4.3.2$Linux_X86_64 LibreOffice_project/40$Build-2</meta:generator>
    <meta:document-statistic meta:table-count="10" meta:cell-count="1346" meta:object-count="0"/>
  </office:meta>
</office:document-meta>
</file>